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line-height="115%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end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end" style:justify-single-word="false"/>
      <style:text-properties style:font-name="Liberation Sans1" fo:font-style="italic" style:font-style-asian="italic" style:font-style-complex="italic"/>
    </style:style>
    <style:style style:name="P14" style:family="paragraph" style:parent-style-name="Standard">
      <style:paragraph-properties fo:line-height="115%"/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15%"/>
      <style:text-properties style:font-name="Liberation Sans1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1"/>
    </style:style>
    <style:style style:name="P18" style:family="paragraph" style:parent-style-name="Standard">
      <style:paragraph-properties fo:line-height="115%"/>
      <style:text-properties style:font-name="Liberation Sans1" fo:font-weight="bold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1" fo:font-weight="bold" officeooo:paragraph-rsid="004c5a6a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Sans1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25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26" style:family="paragraph" style:parent-style-name="Standard">
      <style:paragraph-properties fo:margin-top="0cm" fo:margin-bottom="0.25cm" loext:contextual-spacing="false" fo:line-height="115%"/>
      <style:text-properties style:font-name="Liberation Sans1"/>
    </style:style>
    <style:style style:name="P2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/>
    </style:style>
    <style:style style:name="P28" style:family="paragraph" style:parent-style-name="Standard">
      <style:paragraph-properties fo:margin-top="0cm" fo:margin-bottom="0.25cm" loext:contextual-spacing="false" fo:line-height="115%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normal" officeooo:rsid="00604396" officeooo:paragraph-rsid="005c21b5" style:font-weight-asian="normal" style:font-weight-complex="normal"/>
    </style:style>
    <style:style style:name="P3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389d3" style:font-size-asian="10.5pt" style:font-weight-asian="bold" style:font-name-complex="Arial1" style:font-size-complex="12pt" style:font-weight-complex="bold"/>
    </style:style>
    <style:style style:name="P3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a3c92" officeooo:paragraph-rsid="007a3c92" style:font-size-asian="10.5pt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style="normal" fo:font-weight="normal" officeooo:rsid="007a8add" officeooo:paragraph-rsid="007a3c92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63942" officeooo:paragraph-rsid="00563942" style:font-weight-asian="bold" style:font-weight-complex="bold"/>
    </style:style>
    <style:style style:name="P3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c21b5" officeooo:paragraph-rsid="005c21b5" style:font-weight-asian="bold" style:font-weight-complex="bold"/>
    </style:style>
    <style:style style:name="P3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638f32" officeooo:paragraph-rsid="00638f32" style:font-weight-asian="bold" style:font-weight-complex="bold"/>
    </style:style>
    <style:style style:name="P3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7389d3" officeooo:paragraph-rsid="007389d3" style:font-weight-asian="bold" style:font-name-complex="Arial1" style:font-weight-complex="bold"/>
    </style:style>
    <style:style style:name="P3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3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39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40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4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8b833" officeooo:paragraph-rsid="0048b833"/>
    </style:style>
    <style:style style:name="P43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1" officeooo:rsid="0048b833" officeooo:paragraph-rsid="0048b833"/>
    </style:style>
    <style:style style:name="P44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b30fe" officeooo:paragraph-rsid="004b30fe"/>
    </style:style>
    <style:style style:name="P45" style:family="paragraph" style:parent-style-name="Standard">
      <style:paragraph-properties fo:margin-top="0cm" fo:margin-bottom="0.3cm" loext:contextual-spacing="false" fo:line-height="115%"/>
      <style:text-properties style:font-name="Liberation Sans1" fo:font-size="12pt" fo:font-weight="bold" officeooo:rsid="00749466" officeooo:paragraph-rsid="00749466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65ab4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bcb65" officeooo:paragraph-rsid="007bcb65" style:font-size-asian="10.5pt" style:font-weight-asian="bold" style:font-name-complex="Arial1" style:font-size-complex="12pt" style:font-weight-complex="bold"/>
    </style:style>
    <style:style style:name="P48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Courier New" fo:font-size="12pt" fo:font-style="normal" fo:font-weight="normal" officeooo:rsid="00749466" officeooo:paragraph-rsid="0074946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51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52" style:family="paragraph" style:parent-style-name="Standard">
      <style:paragraph-properties fo:line-height="115%" fo:break-before="page"/>
    </style:style>
    <style:style style:name="P53" style:family="paragraph" style:parent-style-name="Standard">
      <style:paragraph-properties fo:line-height="115%" fo:break-before="page"/>
      <style:text-properties style:font-name="Liberation Sans1" fo:font-weight="bold" style:font-weight-asian="bold" style:font-weight-complex="bold"/>
    </style:style>
    <style:style style:name="P54" style:family="paragraph" style:parent-style-name="Standard">
      <style:paragraph-properties fo:line-height="115%" fo:text-align="start" style:justify-single-word="false" fo:break-before="page"/>
      <style:text-properties style:font-name="Liberation Sans1" fo:font-weight="bold" officeooo:paragraph-rsid="004c5a6a" style:font-weight-asian="bold" style:font-weight-complex="bold"/>
    </style:style>
    <style:style style:name="P55" style:family="paragraph" style:parent-style-name="Text_20_body_20__28_user_29_">
      <style:paragraph-properties fo:line-height="115%" fo:break-before="pag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57" style:family="paragraph" style:parent-style-name="Standard">
      <style:paragraph-properties fo:margin-top="0cm" fo:margin-bottom="0.182cm" loext:contextual-spacing="false" fo:line-height="115%"/>
      <style:text-properties style:font-name="Liberation Sans1" fo:font-weight="bold" officeooo:paragraph-rsid="00242ff3" style:font-weight-asian="bold" style:font-weight-complex="bold"/>
    </style:style>
    <style:style style:name="P58" style:family="paragraph" style:parent-style-name="Text_20_body_20__28_user_29_">
      <style:paragraph-properties fo:line-height="115%"/>
    </style:style>
    <style:style style:name="P59" style:family="paragraph" style:parent-style-name="Text_20_body_20__28_user_29_">
      <style:paragraph-properties fo:line-height="115%"/>
      <style:text-properties officeooo:paragraph-rsid="002b078e"/>
    </style:style>
    <style:style style:name="P60" style:family="paragraph" style:parent-style-name="Text_20_body_20__28_user_29_">
      <style:paragraph-properties fo:line-height="115%"/>
      <style:text-properties officeooo:paragraph-rsid="0044030e"/>
    </style:style>
    <style:style style:name="P61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1" fo:font-size="14pt" style:font-size-asian="14pt" style:font-size-complex="14pt"/>
    </style:style>
    <style:style style:name="P62" style:family="paragraph" style:parent-style-name="Standard" style:list-style-name="WWNum1">
      <style:paragraph-properties fo:line-height="115%"/>
      <style:text-properties style:font-name="Liberation Sans1"/>
    </style:style>
    <style:style style:name="P63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64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fo:font-size="12pt" fo:font-style="normal" fo:font-weight="normal" officeooo:rsid="0087c09e" officeooo:paragraph-rsid="0087c09e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paragraph-rsid="00950fa9"/>
    </style:style>
    <style:style style:name="P6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65ea6" officeooo:paragraph-rsid="00965ea6" style:font-weight-asian="bold" style:font-weight-complex="bold"/>
    </style:style>
    <style:style style:name="P6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7ca6a" officeooo:paragraph-rsid="0097ca6a" style:font-weight-asian="bold" style:font-weight-complex="bold"/>
    </style:style>
    <style:style style:name="P6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65ea6" officeooo:paragraph-rsid="00965ea6" style:font-weight-asian="normal" style:font-weight-complex="normal"/>
    </style:style>
    <style:style style:name="P6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rsid="00965ea6" officeooo:paragraph-rsid="00965ea6"/>
    </style:style>
    <style:style style:name="P7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rsid="0097ca6a" officeooo:paragraph-rsid="0097ca6a"/>
    </style:style>
    <style:style style:name="P7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7bcb65" officeooo:paragraph-rsid="007f2937" style:font-size-asian="10.5pt" style:font-weight-asian="normal" style:font-name-complex="Arial1" style:font-size-complex="12pt" style:font-weight-complex="normal"/>
    </style:style>
    <style:style style:name="P7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8fa7b9" officeooo:paragraph-rsid="008fa7b9" style:font-size-asian="12pt" style:font-weight-asian="normal" style:font-name-complex="Arial1" style:font-size-complex="12pt" style:font-weight-complex="normal"/>
    </style:style>
    <style:style style:name="P7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50fa9" style:font-size-asian="12pt" style:font-weight-asian="normal" style:font-name-complex="Arial1" style:font-size-complex="12pt" style:font-weight-complex="normal"/>
    </style:style>
    <style:style style:name="P7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8fa7b9" officeooo:paragraph-rsid="008fa7b9" style:font-size-asian="12pt" style:font-weight-asian="bold" style:font-name-complex="Arial1" style:font-size-complex="12pt" style:font-weight-complex="bold"/>
    </style:style>
    <style:style style:name="P7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22001" officeooo:paragraph-rsid="00922001" style:font-size-asian="12pt" style:font-weight-asian="bold" style:font-name-complex="Arial1" style:font-size-complex="12pt" style:font-weight-complex="bold"/>
    </style:style>
    <style:style style:name="P7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50fa9" officeooo:paragraph-rsid="00950fa9" style:font-size-asian="12pt" style:font-weight-asian="bold" style:font-name-complex="Arial1" style:font-size-complex="12pt" style:font-weight-complex="bold"/>
    </style:style>
    <style:style style:name="P7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7c09e" officeooo:paragraph-rsid="0089f35a" style:font-size-asian="12.25pt" style:font-weight-asian="normal" style:font-name-complex="Arial1" style:font-size-complex="14pt" style:font-weight-complex="normal"/>
    </style:style>
    <style:style style:name="P7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7c09e" officeooo:paragraph-rsid="008a8f32" style:font-size-asian="12.25pt" style:font-weight-asian="normal" style:font-name-complex="Arial1" style:font-size-complex="14pt" style:font-weight-complex="normal"/>
    </style:style>
    <style:style style:name="P7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a8f32" officeooo:paragraph-rsid="008a8f32" style:font-size-asian="12.25pt" style:font-weight-asian="normal" style:font-name-complex="Arial1" style:font-size-complex="14pt" style:font-weight-complex="normal"/>
    </style:style>
    <style:style style:name="P8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c7945" officeooo:paragraph-rsid="008c7945" style:font-size-asian="12.25pt" style:font-weight-asian="normal" style:font-name-complex="Arial1" style:font-size-complex="14pt" style:font-weight-complex="normal"/>
    </style:style>
    <style:style style:name="P8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997774" officeooo:paragraph-rsid="00997774" style:font-size-asian="12.25pt" style:font-weight-asian="normal" style:font-name-complex="Arial1" style:font-size-complex="14pt" style:font-weight-complex="normal"/>
    </style:style>
    <style:style style:name="P8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7c09e" officeooo:paragraph-rsid="0087c09e" style:font-size-asian="12.25pt" style:font-weight-asian="bold" style:font-name-complex="Arial1" style:font-size-complex="14pt" style:font-weight-complex="bold"/>
    </style:style>
    <style:style style:name="P8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8c7945" style:font-size-asian="12.25pt" style:font-weight-asian="bold" style:font-name-complex="Arial1" style:font-size-complex="14pt" style:font-weight-complex="bold"/>
    </style:style>
    <style:style style:name="P8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908b10" style:font-size-asian="12.25pt" style:font-weight-asian="bold" style:font-name-complex="Arial1" style:font-size-complex="14pt" style:font-weight-complex="bold"/>
    </style:style>
    <style:style style:name="P8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e98d2" officeooo:paragraph-rsid="00908b10" style:font-size-asian="12.25pt" style:font-weight-asian="bold" style:font-name-complex="Arial1" style:font-size-complex="14pt" style:font-weight-complex="bold"/>
    </style:style>
    <style:style style:name="P8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908b10" officeooo:paragraph-rsid="00908b10" style:font-size-asian="12.25pt" style:font-weight-asian="bold" style:font-name-complex="Arial1" style:font-size-complex="14pt" style:font-weight-complex="bold"/>
    </style:style>
    <style:style style:name="P87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2pt" fo:font-weight="normal" officeooo:rsid="007bcb65" officeooo:paragraph-rsid="007f2937" style:font-size-asian="10.5pt" style:font-weight-asian="normal" style:font-name-complex="Arial1" style:font-size-complex="12pt" style:font-weight-complex="normal"/>
    </style:style>
    <style:style style:name="P8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7389d3" officeooo:paragraph-rsid="007389d3" style:font-weight-asian="bold" style:font-name-complex="Arial1" style:font-weight-complex="bold"/>
    </style:style>
    <style:style style:name="P8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8a8f32" officeooo:paragraph-rsid="008a8f32" style:font-weight-asian="bold" style:font-name-complex="Arial1" style:font-weight-complex="bold"/>
    </style:style>
    <style:style style:name="P90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officeooo:paragraph-rsid="00a7851a"/>
    </style:style>
    <style:style style:name="P9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style:font-size-asian="10.5pt" style:font-weight-asian="normal" style:font-name-complex="Arial1" style:font-size-complex="12pt" style:font-weight-complex="normal"/>
    </style:style>
    <style:style style:name="P9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49091" officeooo:paragraph-rsid="00a49091" style:font-size-asian="10.5pt" style:font-weight-asian="normal" style:font-name-complex="Arial1" style:font-size-complex="12pt" style:font-weight-complex="normal"/>
    </style:style>
    <style:style style:name="P9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49091" officeooo:paragraph-rsid="00a52f44" style:font-size-asian="10.5pt" style:font-weight-asian="normal" style:font-name-complex="Arial1" style:font-size-complex="12pt" style:font-weight-complex="normal"/>
    </style:style>
    <style:style style:name="P9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60308" officeooo:paragraph-rsid="00a7851a" style:font-size-asian="10.5pt" style:font-weight-asian="normal" style:font-name-complex="Arial1" style:font-size-complex="12pt" style:font-weight-complex="normal"/>
    </style:style>
    <style:style style:name="P9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style:font-weight-asian="normal" style:font-name-complex="Arial1" style:font-weight-complex="normal"/>
    </style:style>
    <style:style style:name="P96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officeooo:rsid="00a7851a" officeooo:paragraph-rsid="00a7851a"/>
    </style:style>
    <style:style style:name="P9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rsid="00a8bbd8" officeooo:paragraph-rsid="00a8bbd8"/>
    </style:style>
    <style:style style:name="P98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officeooo:rsid="008a8f32" officeooo:paragraph-rsid="008a8f32" style:font-weight-asian="bold" style:font-name-complex="Arial1" style:font-weight-complex="bold"/>
    </style:style>
    <style:style style:name="P99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style:font-weight-asian="bold" style:font-name-complex="Arial1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tyle="italic" style:font-style-asian="italic" style:font-style-complex="italic"/>
    </style:style>
    <style:style style:name="T5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1" fo:font-weight="bold" style:font-weight-asian="bold" style:font-weight-complex="bold"/>
    </style:style>
    <style:style style:name="T7" style:family="text">
      <style:text-properties style:font-name="Liberation Sans1" style:font-style-complex="italic"/>
    </style:style>
    <style:style style:name="T8" style:family="text">
      <style:text-properties style:font-name="Liberation Sans1" fo:language="en" fo:country="US"/>
    </style:style>
    <style:style style:name="T9" style:family="text">
      <style:text-properties style:font-name="Liberation Sans1" fo:language="en" fo:country="US" fo:font-weight="bold" style:font-weight-asian="bold" style:font-weight-complex="bold"/>
    </style:style>
    <style:style style:name="T10" style:family="text">
      <style:text-properties style:font-name="Liberation Sans1" fo:language="en" fo:country="US" style:font-weight-complex="bold"/>
    </style:style>
    <style:style style:name="T11" style:family="text">
      <style:text-properties style:font-name="Liberation Sans1" fo:language="en" fo:country="US" officeooo:rsid="002d654b" style:font-weight-complex="bold"/>
    </style:style>
    <style:style style:name="T12" style:family="text">
      <style:text-properties style:font-name="Liberation Sans1" fo:language="en" fo:country="US" officeooo:rsid="002a527d"/>
    </style:style>
    <style:style style:name="T13" style:family="text">
      <style:text-properties style:font-name="Liberation Sans1" fo:language="en" fo:country="US" officeooo:rsid="002b078e"/>
    </style:style>
    <style:style style:name="T14" style:family="text">
      <style:text-properties style:font-name="Liberation Sans1" fo:language="en" fo:country="US" officeooo:rsid="002b0d76"/>
    </style:style>
    <style:style style:name="T15" style:family="text">
      <style:text-properties style:font-name="Liberation Sans1" fo:language="en" fo:country="US" officeooo:rsid="002d654b"/>
    </style:style>
    <style:style style:name="T16" style:family="text">
      <style:text-properties style:font-name="Liberation Sans1" fo:language="en" fo:country="US" officeooo:rsid="00372986"/>
    </style:style>
    <style:style style:name="T17" style:family="text">
      <style:text-properties style:font-name="Liberation Sans1" fo:language="en" fo:country="US" officeooo:rsid="0041a741"/>
    </style:style>
    <style:style style:name="T18" style:family="text">
      <style:text-properties style:font-name="Liberation Sans1" fo:language="en" fo:country="US" officeooo:rsid="0044030e"/>
    </style:style>
    <style:style style:name="T19" style:family="text">
      <style:text-properties style:font-name="Liberation Sans1" officeooo:rsid="0004d903"/>
    </style:style>
    <style:style style:name="T20" style:family="text">
      <style:text-properties style:font-name="Liberation Sans1" officeooo:rsid="0006fe0a"/>
    </style:style>
    <style:style style:name="T21" style:family="text">
      <style:text-properties style:font-name="Liberation Sans1" fo:font-size="12pt" officeooo:rsid="0006fe0a" style:font-size-asian="12pt" style:font-size-complex="12pt"/>
    </style:style>
    <style:style style:name="T22" style:family="text">
      <style:text-properties style:font-name="Liberation Sans1" officeooo:rsid="0020c489"/>
    </style:style>
    <style:style style:name="T23" style:family="text">
      <style:text-properties style:font-name="Liberation Sans1" officeooo:rsid="003052f6"/>
    </style:style>
    <style:style style:name="T24" style:family="text">
      <style:text-properties style:font-name="Liberation Sans1" officeooo:rsid="003ace8c"/>
    </style:style>
    <style:style style:name="T25" style:family="text">
      <style:text-properties style:font-name="Liberation Sans1" officeooo:rsid="0050a3d0"/>
    </style:style>
    <style:style style:name="T26" style:family="text">
      <style:text-properties style:font-name="Liberation Sans1" officeooo:rsid="0051b5c9"/>
    </style:style>
    <style:style style:name="T27" style:family="text">
      <style:text-properties style:font-name="Liberation Sans1" fo:font-weight="normal" style:font-weight-asian="normal" style:font-weight-complex="normal"/>
    </style:style>
    <style:style style:name="T28" style:family="text">
      <style:text-properties style:font-name="Liberation Sans1" fo:font-weight="normal" officeooo:rsid="0058a53a" style:font-weight-asian="normal" style:font-weight-complex="normal"/>
    </style:style>
    <style:style style:name="T29" style:family="text">
      <style:text-properties style:font-name="Liberation Sans1" fo:font-weight="normal" officeooo:rsid="0058a6b9" style:font-weight-asian="normal" style:font-weight-complex="normal"/>
    </style:style>
    <style:style style:name="T30" style:family="text">
      <style:text-properties style:font-name="Liberation Sans1" fo:font-weight="normal" officeooo:rsid="00591b1a" style:font-weight-asian="normal" style:font-weight-complex="normal"/>
    </style:style>
    <style:style style:name="T31" style:family="text">
      <style:text-properties style:font-name="Liberation Sans1" fo:font-weight="normal" officeooo:rsid="005a4c73" style:font-weight-asian="normal" style:font-weight-complex="normal"/>
    </style:style>
    <style:style style:name="T32" style:family="text">
      <style:text-properties style:font-name="Liberation Sans1" fo:font-weight="normal" officeooo:rsid="005e118e" style:font-weight-asian="normal" style:font-weight-complex="normal"/>
    </style:style>
    <style:style style:name="T33" style:family="text">
      <style:text-properties style:font-name="Liberation Sans1" fo:font-weight="normal" officeooo:rsid="00604396" style:font-weight-asian="normal" style:font-weight-complex="normal"/>
    </style:style>
    <style:style style:name="T34" style:family="text">
      <style:text-properties style:font-name="Liberation Sans1" fo:font-weight="normal" officeooo:rsid="006265a9" style:font-weight-asian="normal" style:font-weight-complex="normal"/>
    </style:style>
    <style:style style:name="T35" style:family="text">
      <style:text-properties style:font-name="Liberation Sans1" fo:font-weight="normal" officeooo:rsid="00653d9c" style:font-weight-asian="normal" style:font-weight-complex="normal"/>
    </style:style>
    <style:style style:name="T36" style:family="text">
      <style:text-properties style:font-name="Liberation Sans1" fo:font-weight="normal" officeooo:rsid="00667f26" style:font-weight-asian="normal" style:font-weight-complex="normal"/>
    </style:style>
    <style:style style:name="T37" style:family="text">
      <style:text-properties style:font-name="Liberation Sans1" fo:font-weight="normal" officeooo:rsid="0068f03c" style:font-weight-asian="normal" style:font-weight-complex="normal"/>
    </style:style>
    <style:style style:name="T38" style:family="text">
      <style:text-properties style:font-name="Liberation Sans1" officeooo:rsid="00604396"/>
    </style:style>
    <style:style style:name="T39" style:family="text">
      <style:text-properties style:font-name="Liberation Sans1" officeooo:rsid="00653d9c"/>
    </style:style>
    <style:style style:name="T40" style:family="text">
      <style:text-properties style:font-name="Liberation Sans1" officeooo:rsid="0068f03c"/>
    </style:style>
    <style:style style:name="T41" style:family="text">
      <style:text-properties style:font-name="Liberation Sans1" officeooo:rsid="006bfd70"/>
    </style:style>
    <style:style style:name="T42" style:family="text">
      <style:text-properties style:font-name="Liberation Sans1" officeooo:rsid="006df57f"/>
    </style:style>
    <style:style style:name="T43" style:family="text">
      <style:text-properties style:font-name="Liberation Sans1" officeooo:rsid="006ee05c"/>
    </style:style>
    <style:style style:name="T44" style:family="text">
      <style:text-properties style:font-name="Liberation Sans1" officeooo:rsid="006fe911"/>
    </style:style>
    <style:style style:name="T45" style:family="text">
      <style:text-properties style:font-name="Liberation Sans1" officeooo:rsid="0087c09e"/>
    </style:style>
    <style:style style:name="T46" style:family="text">
      <style:text-properties style:text-position="super 58%" style:font-name="Liberation Sans1" fo:font-size="14pt" style:font-size-asian="14pt" style:font-size-complex="14pt"/>
    </style:style>
    <style:style style:name="T47" style:family="text">
      <style:text-properties style:font-name="Courier 10 Pitch" fo:font-style="normal" style:font-style-asian="normal" style:font-style-complex="normal"/>
    </style:style>
    <style:style style:name="T48" style:family="text">
      <style:text-properties style:font-name="Courier 10 Pitch" fo:font-style="normal" officeooo:rsid="0003ea43" style:font-style-asian="normal" style:font-style-complex="normal"/>
    </style:style>
    <style:style style:name="T49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52" style:family="text">
      <style:text-properties fo:font-size="12pt" fo:font-style="normal" style:font-size-asian="10.5pt" style:font-style-asian="normal" style:font-size-complex="12pt" style:font-style-complex="normal"/>
    </style:style>
    <style:style style:name="T53" style:family="text">
      <style:text-properties fo:font-size="12pt" fo:font-style="normal" officeooo:rsid="0089f35a" style:font-size-asian="10.5pt" style:font-style-asian="normal" style:font-size-complex="12pt" style:font-style-complex="normal"/>
    </style:style>
    <style:style style:name="T54" style:family="text">
      <style:text-properties fo:font-size="12pt" fo:font-style="normal" officeooo:rsid="008a8f32" style:font-size-asian="10.5pt" style:font-style-asian="normal" style:font-size-complex="12pt" style:font-style-complex="normal"/>
    </style:style>
    <style:style style:name="T55" style:family="text">
      <style:text-properties fo:font-size="12pt" fo:font-style="normal" officeooo:rsid="00908b10" style:font-size-asian="10.5pt" style:font-style-asian="normal" style:font-size-complex="12pt" style:font-style-complex="normal"/>
    </style:style>
    <style:style style:name="T56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5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8d89b5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8fa7b9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908b10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italic" style:font-size-asian="10.5pt" style:font-style-asian="italic" style:font-size-complex="12pt" style:font-style-complex="italic"/>
    </style:style>
    <style:style style:name="T62" style:family="text">
      <style:text-properties fo:font-size="12pt" fo:font-style="italic" fo:font-weight="normal" officeooo:rsid="008d89b5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officeooo:rsid="00449dd7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4617bd" style:font-weight-asian="normal" style:font-weight-complex="normal"/>
    </style:style>
    <style:style style:name="T66" style:family="text">
      <style:text-properties fo:font-weight="normal" officeooo:rsid="00481964" style:font-weight-asian="normal" style:font-weight-complex="normal"/>
    </style:style>
    <style:style style:name="T67" style:family="text">
      <style:text-properties fo:font-weight="normal" officeooo:rsid="004ea5c8" style:font-weight-asian="normal" style:font-weight-complex="normal"/>
    </style:style>
    <style:style style:name="T68" style:family="text">
      <style:text-properties fo:font-weight="normal" officeooo:rsid="0069c828" style:font-weight-asian="normal" style:font-weight-complex="normal"/>
    </style:style>
    <style:style style:name="T69" style:family="text">
      <style:text-properties fo:font-weight="normal" officeooo:rsid="0075ebbd" style:font-weight-asian="normal" style:font-weight-complex="normal"/>
    </style:style>
    <style:style style:name="T70" style:family="text">
      <style:text-properties fo:font-weight="normal" officeooo:rsid="007a3c92" style:font-weight-asian="normal" style:font-weight-complex="normal"/>
    </style:style>
    <style:style style:name="T71" style:family="text">
      <style:text-properties fo:font-weight="normal" officeooo:rsid="008c0747" style:font-weight-asian="normal" style:font-weight-complex="normal"/>
    </style:style>
    <style:style style:name="T72" style:family="text">
      <style:text-properties fo:font-weight="normal" officeooo:rsid="0093dbea" style:font-weight-asian="normal" style:font-weight-complex="normal"/>
    </style:style>
    <style:style style:name="T73" style:family="text">
      <style:text-properties fo:font-weight="normal" officeooo:rsid="00950fa9" style:font-weight-asian="normal" style:font-weight-complex="normal"/>
    </style:style>
    <style:style style:name="T74" style:family="text">
      <style:text-properties fo:font-weight="normal" officeooo:rsid="0097ca6a" style:font-weight-asian="normal" style:font-weight-complex="normal"/>
    </style:style>
    <style:style style:name="T75" style:family="text">
      <style:text-properties fo:font-weight="normal" officeooo:rsid="009c0f79" style:font-weight-asian="normal" style:font-weight-complex="normal"/>
    </style:style>
    <style:style style:name="T76" style:family="text">
      <style:text-properties fo:font-weight="normal" officeooo:rsid="009c991a" style:font-weight-asian="normal" style:font-weight-complex="normal"/>
    </style:style>
    <style:style style:name="T77" style:family="text">
      <style:text-properties officeooo:rsid="004b30fe"/>
    </style:style>
    <style:style style:name="T78" style:family="text">
      <style:text-properties officeooo:rsid="004e393c"/>
    </style:style>
    <style:style style:name="T79" style:family="text">
      <style:text-properties fo:font-size="14pt" fo:font-weight="bold" style:font-size-asian="14pt" style:font-weight-asian="bold" style:font-size-complex="14pt" style:font-weight-complex="bold"/>
    </style:style>
    <style:style style:name="T80" style:family="text">
      <style:text-properties officeooo:rsid="004ea5c8"/>
    </style:style>
    <style:style style:name="T81" style:family="text">
      <style:text-properties officeooo:rsid="004f5080"/>
    </style:style>
    <style:style style:name="T82" style:family="text">
      <style:text-properties officeooo:rsid="00528069"/>
    </style:style>
    <style:style style:name="T83" style:family="text">
      <style:text-properties officeooo:rsid="0058a53a"/>
    </style:style>
    <style:style style:name="T84" style:family="text">
      <style:text-properties officeooo:rsid="0069c828"/>
    </style:style>
    <style:style style:name="T85" style:family="text">
      <style:text-properties officeooo:rsid="0079679a"/>
    </style:style>
    <style:style style:name="T86" style:family="text">
      <style:text-properties officeooo:rsid="007a3c92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officeooo:rsid="00a2aa8f" style:font-style-asian="italic" style:font-style-complex="italic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7a8add" style:font-style-asian="normal" style:font-style-complex="normal"/>
    </style:style>
    <style:style style:name="T91" style:family="text">
      <style:text-properties fo:font-style="normal" officeooo:rsid="007d3e3a" style:font-style-asian="normal" style:font-style-complex="normal"/>
    </style:style>
    <style:style style:name="T92" style:family="text">
      <style:text-properties fo:font-style="normal" officeooo:rsid="007f2937" style:font-style-asian="normal" style:font-style-complex="normal"/>
    </style:style>
    <style:style style:name="T93" style:family="text">
      <style:text-properties fo:font-style="normal" officeooo:rsid="0080f9c9" style:font-style-asian="normal" style:font-style-complex="normal"/>
    </style:style>
    <style:style style:name="T94" style:family="text">
      <style:text-properties fo:font-style="normal" officeooo:rsid="008a8f32" style:font-style-asian="normal" style:font-style-complex="normal"/>
    </style:style>
    <style:style style:name="T95" style:family="text">
      <style:text-properties fo:font-style="normal" officeooo:rsid="00a2aa8f" style:font-style-asian="normal" style:font-style-complex="normal"/>
    </style:style>
    <style:style style:name="T96" style:family="text">
      <style:text-properties fo:font-style="normal" officeooo:rsid="00a49091" style:font-style-asian="normal" style:font-style-complex="normal"/>
    </style:style>
    <style:style style:name="T97" style:family="text">
      <style:text-properties fo:font-style="normal" officeooo:rsid="00a52f44" style:font-style-asian="normal" style:font-style-complex="normal"/>
    </style:style>
    <style:style style:name="T98" style:family="text">
      <style:text-properties fo:font-style="normal" officeooo:rsid="00a7851a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7a8ad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bold" officeooo:rsid="0080f9c9" style:font-style-asian="normal" style:font-weight-asian="bold" style:font-style-complex="normal" style:font-weight-complex="bold"/>
    </style:style>
    <style:style style:name="T102" style:family="text">
      <style:text-properties fo:font-size="16pt" style:font-size-asian="16pt" style:font-size-complex="16pt"/>
    </style:style>
    <style:style style:name="T103" style:family="text">
      <style:text-properties fo:font-size="16pt" officeooo:rsid="008343da" style:font-size-asian="16pt" style:font-size-complex="16pt"/>
    </style:style>
    <style:style style:name="T104" style:family="text">
      <style:text-properties fo:font-size="16pt" officeooo:rsid="009eb6a4" style:font-size-asian="16pt" style:font-size-complex="16pt"/>
    </style:style>
    <style:style style:name="T105" style:family="text">
      <style:text-properties officeooo:rsid="0085dfb1"/>
    </style:style>
    <style:style style:name="T106" style:family="text">
      <style:text-properties style:font-name="Courier New"/>
    </style:style>
    <style:style style:name="T107" style:family="text">
      <style:text-properties style:font-name="Liberation Sans" fo:font-size="12pt" fo:font-style="normal" fo:font-weight="normal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108" style:family="text">
      <style:text-properties style:font-name="Liberation Sans" fo:font-size="12pt" fo:font-style="normal" fo:font-weight="normal" officeooo:rsid="00a7851a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109" style:family="text">
      <style:text-properties officeooo:rsid="008a8f32"/>
    </style:style>
    <style:style style:name="T110" style:family="text">
      <style:text-properties officeooo:rsid="00908b10"/>
    </style:style>
    <style:style style:name="T111" style:family="text">
      <style:text-properties officeooo:rsid="0097ca6a"/>
    </style:style>
    <style:style style:name="T112" style:family="text">
      <style:text-properties officeooo:rsid="00a2aa8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UNIVERSIDADE FEDERAL DE VIÇOSA</text:p>
      <text:p text:style-name="P7">CENTRO DE CIÊNCIAS EXATAS E TECNOLÓGICAS</text:p>
      <text:p text:style-name="P7">DEPARTAMENTO DE INFORMÁTICA</text:p>
      <text:p text:style-name="P3"/>
      <text:p text:style-name="P3"/>
      <text:p text:style-name="P9">PROJETO FINAL DE CURSO</text:p>
      <text:p text:style-name="P3"/>
      <text:p text:style-name="P3"/>
      <text:p text:style-name="P3"/>
      <text:p text:style-name="P12">BIBLIOTECA PARA MATEMÁTICA SIMBÓLICA EM C++</text:p>
      <text:p text:style-name="P3"/>
      <text:p text:style-name="P3"/>
      <text:p text:style-name="P3"/>
      <text:p text:style-name="P10">Arthur Gonçalves do Carmo<text:tab/><text:tab/><text:tab/></text:p>
      <text:p text:style-name="P13">Graduando em Ciência da Computação</text:p>
      <text:p text:style-name="P4"/>
      <text:p text:style-name="P4"/>
      <text:p text:style-name="P4"/>
      <text:p text:style-name="P7">Luiz Carlos de Abreu Albuquerque</text:p>
      <text:p text:style-name="P7">(Orientador)</text:p>
      <text:p text:style-name="P3"/>
      <text:p text:style-name="P3"/>
      <text:p text:style-name="P3"/>
      <text:p text:style-name="P3"/>
      <text:p text:style-name="P3"/>
      <text:p text:style-name="P7">VIÇOSA – MINAS GERAIS</text:p>
      <text:p text:style-name="P7">JUNHO – 2018</text:p>
      <text:p text:style-name="P15"><text:soft-page-break/>RESUMO</text:p>
      <text:p text:style-name="P3"/>
      <text:p text:style-name="P2"/>
      <text:p text:style-name="P8">BIBLIOTECA PARA MATEMÁTICA SIMBÓLICA EM C++</text:p>
      <text:p text:style-name="P8"/>
      <text:p text:style-name="P16"><text:tab/>Luiz Carlos de Abreu Albuquerque (Orientador)</text:p>
      <text:p text:style-name="P16"><text:tab/>Arthur Gonçalves do Carmo (Estudante)</text:p>
      <text:p text:style-name="P3"/>
      <text:p text:style-name="P3"/>
      <text:p text:style-name="P18">RESUMO</text:p>
      <text:p text:style-name="P18"/>
      <text:p text:style-name="P17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8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8">ÁREA DE CONHECIMENTO</text:p>
      <text:p text:style-name="P2"><text:span text:style-name="T6"><text:tab/></text:span><text:span text:style-name="T1">1.03.02.01- 8 - Matemática Simbólica</text:span></text:p>
      <text:p text:style-name="P18">LINHA DE PESQUISA</text:p>
      <text:p text:style-name="P16"><text:tab/>DPI-040 – Algoritmos e Otimização Combinatória</text:p>
      <text:p text:style-name="P2"/>
      <text:p text:style-name="P52"/>
      <text:p text:style-name="P11">1 – Introdução</text:p>
      <text:p text:style-name="P2"/>
      <text:p text:style-name="P24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27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8">1.2 – Objetivos</text:p>
      <text:p text:style-name="P27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26">Os objetivos específicos deste trabalho são:</text:p>
      <text:list xml:id="list1969885659" text:style-name="WWNum1">
        <text:list-item>
          <text:p text:style-name="P62">Estudar técnicas e algoritmos usados em computação simbólica</text:p>
        </text:list-item>
        <text:list-item>
          <text:p text:style-name="P63"><text:span text:style-name="T1">Aprimorar e aplicar</text:span><text:span text:style-name="T19"> </text:span><text:span text:style-name="T1">conhencimentos sobre </text:span><text:span text:style-name="T19">a linguagem </text:span><text:span text:style-name="T1">C++</text:span></text:p>
        </text:list-item>
        <text:list-item>
          <text:p text:style-name="P62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1"><text:soft-page-break/>2 – Referencial Teórico</text:p>
      <text:p text:style-name="P11"/>
      <text:p text:style-name="P28">2.1 – Números de precisão múltipla</text:p>
      <text:p text:style-name="P24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e</text:span><text:span text:style-name="T20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e</text:span><text:span text:style-name="T21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24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27">É pertinente ao escopo do trabalho a criação de classes para representar números inteiros e racionais de precisão múltipla.</text:p>
      <text:p text:style-name="P5"/>
      <text:p text:style-name="P8">2.2 – Expressões algébricas</text:p>
      <text:p text:style-name="P20">2.2.1 – Monômios <text:span text:style-name="T80">com coeficientes racionais</text:span></text:p>
      <text:p text:style-name="P20"><text:tab/><text:span text:style-name="T64">Monômios são expressões algébricas que consistem apenas da multiplicação entre constantes e variáveis (chamadas literais). Um monômio possui a forma </text:span><text:span text:style-name="T68">[4]</text:span><text:span text:style-name="T64">:</text:span></text:p>
      <text:p text:style-name="P23"><draw:frame draw:style-name="fr1" draw:name="Objeto1" text:anchor-type="as-char" svg:y="-0.566cm" svg:width="1.727cm" svg:height="0.988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21"><text:span text:style-name="T64">Onde</text:span><text:span text:style-name="T64"><draw:frame draw:style-name="fr1" draw:name="Objeto2" text:anchor-type="as-char" svg:y="-0.377cm" svg:width="0.413cm" svg:height="0.469cm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64">é um número r</text:span><text:span text:style-name="T67">acional</text:span><text:span text:style-name="T65">, </text:span><text:span text:style-name="T65"><draw:frame draw:style-name="fr1" draw:name="Objeto3" text:anchor-type="as-char" svg:y="-0.377cm" svg:width="0.508cm" svg:height="0.531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65">é uma variável única no monômio e</text:span><text:span text:style-name="T65"><draw:frame draw:style-name="fr1" draw:name="Objeto4" text:anchor-type="as-char" svg:y="-0.377cm" svg:width="0.499cm" svg:height="0.531cm" draw:z-index="8"><draw:object xlink:href="./Object 16" xlink:type="simple" xlink:show="embed" xlink:actuate="onLoad"/><draw:image xlink:href="./ObjectReplacements/Object 16" xlink:type="simple" xlink:show="embed" xlink:actuate="onLoad"/></draw:frame></text:span><text:span text:style-name="T65">é o expoente ou grau da variável</text:span><text:span text:style-name="T65"><draw:frame draw:style-name="fr1" draw:name="Objeto5" text:anchor-type="as-char" svg:y="-0.377cm" svg:width="0.508cm" svg:height="0.531cm" draw:z-index="9"><draw:object xlink:href="./Object 17" xlink:type="simple" xlink:show="embed" xlink:actuate="onLoad"/><draw:image xlink:href="./ObjectReplacements/Object 17" xlink:type="simple" xlink:show="embed" xlink:actuate="onLoad"/></draw:frame></text:span><text:span text:style-name="T65">. </text:span><text:span text:style-name="T66">O produtório </text:span><text:span text:style-name="T66"><draw:frame draw:style-name="fr1" draw:name="Objeto10" text:anchor-type="as-char" svg:y="-0.566cm" svg:width="1.238cm" svg:height="0.988cm" draw:z-index="10"><draw:object xlink:href="./Object 23" xlink:type="simple" xlink:show="embed" xlink:actuate="onLoad"/><draw:image xlink:href="./ObjectReplacements/Object 23" xlink:type="simple" xlink:show="embed" xlink:actuate="onLoad"/></draw:frame></text:span><text:span text:style-name="T66">é chamado a parte literal do monômio.</text:span></text:p>
      <text:p text:style-name="P22"><text:span text:style-name="T64">Um monômio</text:span><text:span text:style-name="T64"><draw:frame draw:style-name="fr1" draw:name="Objeto6" text:anchor-type="as-char" svg:y="-0.377cm" svg:width="0.746cm" svg:height="0.531cm" draw:z-index="11"><draw:object xlink:href="./Object 18" xlink:type="simple" xlink:show="embed" xlink:actuate="onLoad"/><draw:image xlink:href="./ObjectReplacements/Object 18" xlink:type="simple" xlink:show="embed" xlink:actuate="onLoad"/></draw:frame></text:span><text:span text:style-name="T64">é semelhante a um monômio</text:span><text:span text:style-name="T64"><draw:frame draw:style-name="fr1" draw:name="Objeto7" text:anchor-type="as-char" svg:y="-0.377cm" svg:width="0.746cm" svg:height="0.531cm" draw:z-index="12"><draw:object xlink:href="./Object 20" xlink:type="simple" xlink:show="embed" xlink:actuate="onLoad"/><draw:image xlink:href="./ObjectReplacements/Object 20" xlink:type="simple" xlink:show="embed" xlink:actuate="onLoad"/></draw:frame></text:span><text:span text:style-name="T64">se</text:span><text:span text:style-name="T64"><draw:frame draw:style-name="fr1" draw:name="Objeto8" text:anchor-type="as-char" svg:y="-0.377cm" svg:width="0.746cm" svg:height="0.531cm" draw:z-index="18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66">e</text:span><text:span text:style-name="T64"><draw:frame draw:style-name="fr1" draw:name="Objeto9" text:anchor-type="as-char" svg:y="-0.377cm" svg:width="0.746cm" svg:height="0.531cm" draw:z-index="19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66">possuem a mesma parte literal. Nesse caso, a soma entre</text:span><text:span text:style-name="T64"><draw:frame draw:style-name="fr1" draw:name="Objeto11" text:anchor-type="as-char" svg:y="-0.377cm" svg:width="0.746cm" svg:height="0.531cm" draw:z-index="20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66">e</text:span><text:span text:style-name="T64"><draw:frame draw:style-name="fr1" draw:name="Objeto12" text:anchor-type="as-char" svg:y="-0.377cm" svg:width="0.746cm" svg:height="0.531cm" draw:z-index="21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64">é </text:span><text:span text:style-name="T66">também um monômio.</text:span></text:p>
      <text:p text:style-name="P19"><text:span text:style-name="T49">O </text:span><text:span text:style-name="T50">grau de um monômio é </text:span><text:span text:style-name="T51">o valor da</text:span><text:span text:style-name="T50"> soma dos expoentes</text:span><text:span text:style-name="T50"><draw:frame draw:style-name="fr1" draw:name="Objeto14" text:anchor-type="as-char" svg:y="-0.377cm" svg:width="0.499cm" svg:height="0.531cm" draw:z-index="22"><draw:object xlink:href="./Object 27" xlink:type="simple" xlink:show="embed" xlink:actuate="onLoad"/><draw:image xlink:href="./ObjectReplacements/Object 27" xlink:type="simple" xlink:show="embed" xlink:actuate="onLoad"/></draw:frame></text:span><text:span text:style-name="T50">de sua parte literal.</text:span></text:p>
      <text:p text:style-name="P54">2.2.<text:span text:style-name="T63">2</text:span> – Polinômios <text:span text:style-name="T81">com coeficientes racionais</text:span></text:p>
      <text:p text:style-name="P24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25"><draw:frame draw:style-name="fr1" draw:name="Object16" text:anchor-type="as-char" svg:y="-0.713cm" svg:width="1.42cm" svg:height="1.139cm" draw:z-index="23"><draw:object xlink:href="./Object 42" xlink:type="simple" xlink:show="embed" xlink:actuate="onLoad"/><draw:image xlink:href="./ObjectReplacements/Object 42" xlink:type="simple" xlink:show="embed" xlink:actuate="onLoad"/></draw:frame></text:p>
      <text:p text:style-name="P38"><text:span text:style-name="T1">Onde cada coeficiente</text:span><text:span text:style-name="T1"><draw:frame draw:style-name="fr1" draw:name="Object17" text:anchor-type="as-char" svg:y="-0.377cm" svg:width="0.503cm" svg:height="0.531cm" draw:z-index="24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5">acional</text:span><text:span text:style-name="T23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25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6">r</text:span><text:span text:style-name="T1"> um polinômio, o que nos leva a uma representação recursiva de polinômios [2, 3] com mais de uma variável:</text:span></text:p>
      <text:p text:style-name="P39"><text:span text:style-name="T1"><draw:frame draw:style-name="fr1" draw:name="Object19" text:anchor-type="as-char" svg:y="-0.713cm" svg:width="4.025cm" svg:height="1.139cm" draw:z-index="26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2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42">Outra forma de representar um <text:span text:style-name="T78">polin</text:span>ômio é como um<text:span text:style-name="T77">a</text:span> soma de monômios <text:span text:style-name="T84">[4]</text:span>:</text:p>
      <text:p text:style-name="P43"><draw:frame draw:style-name="fr1" draw:name="Objeto13" text:anchor-type="as-char" svg:y="-0.561cm" svg:width="1.261cm" svg:height="0.988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44">Nesse caso, o grau do polinômio é grau do monômio<draw:frame draw:style-name="fr1" draw:name="Objeto15" text:anchor-type="as-char" svg:y="-0.377cm" svg:width="0.695cm" svg:height="0.531cm" draw:z-index="29"><draw:object xlink:href="./Object 28" xlink:type="simple" xlink:show="embed" xlink:actuate="onLoad"/><draw:image xlink:href="./ObjectReplacements/Object 28" xlink:type="simple" xlink:show="embed" xlink:actuate="onLoad"/></draw:frame>de maior grau. <text:span text:style-name="T82">Essa representação já generaliza polinômios com mais de uma variável.</text:span></text:p>
      <text:p text:style-name="P45"/>
      <text:p text:style-name="P45">2.2.3 – Expressões aritméticas</text:p>
      <text:p text:style-name="P46"><text:span text:style-name="T64"><text:tab/>Uma expressão pode ser representada </text:span><text:span text:style-name="T69">por</text:span><text:span text:style-name="T64"> uma gramática livre de contexto (CFG) <text:s/>com as seguintes regras [5]:</text:span></text:p>
      <text:p text:style-name="P48">expressão <text:s text:c="2"/>→ termo [+ termo] [- termo]</text:p>
      <text:p text:style-name="P48">termo <text:s text:c="6"/>→ fator [* fator] [/ fator]</text:p>
      <text:p text:style-name="P48">fator <text:s text:c="6"/>→ polinômio <text:span text:style-name="T105">|</text:span> função <text:span text:style-name="T105">|</text:span> <text:span text:style-name="T105">(</text:span>expressão<text:span text:style-name="T105">)</text:span></text:p>
      <text:p text:style-name="P64">Onde <text:span text:style-name="T106">polinômio </text:span>e <text:span text:style-name="T106">função</text:span> são tokens que representam as classes de funções e de polinômios do projeto.</text:p>
      <text:p text:style-name="P40"><text:span text:style-name="T3">2.3 – </text:span><text:span text:style-name="Emphasis"><text:span text:style-name="T79">GNU Build System</text:span></text:span></text:p>
      <text:p text:style-name="P37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47">./configure</text:span><text:span text:style-name="T1">, </text:span><text:span text:style-name="T47">make</text:span><text:span text:style-name="T1">, e </text:span><text:span text:style-name="T47">make instal</text:span><text:span text:style-name="T48">l</text:span><text:span text:style-name="T4">. </text:span><text:span text:style-name="T7">Usaremos esta convenção para o desenvolvimento do software.</text:span></text:p>
      <text:p text:style-name="P49">3 – Metodologia</text:p>
      <text:p text:style-name="P41"/>
      <text:p text:style-name="P8">3.1 – Representação</text:p>
      <text:p text:style-name="P57">3.1.1 – Números inteiros</text:p>
      <text:p text:style-name="P56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13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30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31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2">menos significatívo </text:span><text:span text:style-name="T1">e</text:span><text:span text:style-name="T4"><draw:frame draw:style-name="fr1" draw:name="Object2" text:anchor-type="as-char" svg:y="-0.377cm" svg:width="0.443cm" svg:height="0.467cm" draw:z-index="32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24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24"><text:span text:style-name="T1">A base de representação escolhida para o projeto é a bas</text:span><text:span text:style-name="T24">e</text:span><text:span text:style-name="T1"><draw:frame draw:style-name="fr1" draw:name="Object4" text:anchor-type="as-char" svg:y="-0.437cm" svg:width="0.762cm" svg:height="0.529cm" draw:z-index="33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46"><draw:frame draw:style-name="fr1" draw:name="Object3" text:anchor-type="as-char" svg:y="-0.437cm" svg:width="0.512cm" svg:height="0.527cm" draw:z-index="34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 </text:span><text:span text:style-name="T1"><draw:frame draw:style-name="fr2" draw:name="Object60" text:anchor-type="as-char" svg:y="-0.437cm" svg:width="2.237cm" svg:height="0.557cm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45">&lt;</text:span><text:span text:style-name="T1"><draw:frame draw:style-name="fr1" draw:name="Object23" text:anchor-type="as-char" svg:y="-0.437cm" svg:width="0.677cm" svg:height="0.527cm" draw:z-index="35"><draw:object xlink:href="./Object 54" xlink:type="simple" xlink:show="embed" xlink:actuate="onLoad"/><draw:image xlink:href="./ObjectReplacements/Object 54" xlink:type="simple" xlink:show="embed" xlink:actuate="onLoad"/></draw:frame></text:span><text:span text:style-name="T45">&lt;</text:span><text:span text:style-name="T45"><draw:frame draw:style-name="fr2" draw:name="Object61" text:anchor-type="as-char" svg:y="-0.437cm" svg:width="2.348cm" svg:height="0.557cm" draw:z-index="75"><draw:object xlink:href="./Object 76" xlink:type="simple" xlink:show="embed" xlink:actuate="onLoad"/><draw:image xlink:href="./ObjectReplacements/Object 76" xlink:type="simple" xlink:show="embed" xlink:actuate="onLoad"/></draw:frame></text:span><text:span text:style-name="T1">.</text:span></text:p>
      <text:p text:style-name="P24"><text:span text:style-name="T1">Além disso, a classe ainda guarda a quantidade de dígitos (em base</text:span><text:span text:style-name="T46"><draw:frame draw:style-name="fr1" draw:name="Object5" text:anchor-type="as-char" svg:y="-0.437cm" svg:width="0.76cm" svg:height="0.527cm" draw:z-index="36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24"/>
      <text:p text:style-name="P18">3.1.2 – Números racionais</text:p>
      <text:p text:style-name="P50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15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42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43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44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51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45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46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47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4"/>
      <text:p text:style-name="P53">3.1.3 – Aritmética modular</text:p>
      <text:p text:style-name="P24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16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48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49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50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51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5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24"><text:span text:style-name="T1">No projeto, a classe dos números modulares possui </text:span><text:span text:style-name="T42">apenas </text:span><text:span text:style-name="T41">dois </text:span><text:span text:style-name="T1">membro</text:span><text:span text:style-name="T41">s, </text:span><text:span text:style-name="T43">uma </text:span><text:span text:style-name="T41">para representar o número e </text:span><text:span text:style-name="T44">uma para representar </text:span><text:span text:style-name="T41">a base modular. </text:span><text:span text:style-name="T1">O nome da classe será </text:span><text:span text:style-name="T5">num_zm.</text:span></text:p>
      <text:p text:style-name="P24"/>
      <text:p text:style-name="P18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53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17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54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55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56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24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24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8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39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24"/>
      <text:p text:style-name="P33">3.1.5 – Monômios com coeficiente<text:span text:style-name="T83">s</text:span> raciona<text:span text:style-name="T83">is</text:span></text:p>
      <text:p text:style-name="P33"><text:span text:style-name="T28"><text:tab/></text:span><text:span text:style-name="T29">Um monômio é representado como uma tripla</text:span><text:span text:style-name="T29"><draw:frame draw:style-name="fr1" draw:name="Object44" text:anchor-type="as-char" svg:y="-0.416cm" svg:width="3.052cm" svg:height="0.579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, </text:span><text:span text:style-name="T30">onde </text:span><text:span text:style-name="T30"><draw:frame draw:style-name="fr1" draw:name="Object45" text:anchor-type="as-char" svg:y="-0.377cm" svg:width="0.506cm" svg:height="0.467cm" draw:z-index="58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é um número racional,</text:span><text:span text:style-name="T30"><draw:frame draw:style-name="fr1" draw:name="Object46" text:anchor-type="as-char" svg:y="-0.388cm" svg:width="1.78cm" svg:height="0.52cm" draw:z-index="59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, é a função que associa o valor</text:span><text:span text:style-name="T30"><draw:frame draw:style-name="fr1" draw:name="Object47" text:anchor-type="as-char" svg:y="-0.377cm" svg:width="0.549cm" svg:height="0.467cm" draw:z-index="60"><draw:object xlink:href="./Object 32" xlink:type="simple" xlink:show="embed" xlink:actuate="onLoad"/><draw:image xlink:href="./ObjectReplacements/Object 32" xlink:type="simple" xlink:show="embed" xlink:actuate="onLoad"/></draw:frame></text:span><text:span text:style-name="T30">de </text:span><text:span text:style-name="T31">uma</text:span><text:span text:style-name="T30"> </text:span><text:span text:style-name="T31">variável </text:span><text:span text:style-name="T30">ao </text:span><text:span text:style-name="T31">grau daquela variável no monômio, e</text:span><text:span text:style-name="T31"><draw:frame draw:style-name="fr1" draw:name="Object48" text:anchor-type="as-char" svg:y="-0.377cm" svg:width="0.547cm" svg:height="0.46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31">é o grau do monômio, que é a soma dos graus de todas as variáveis do monômio.</text:span></text:p>
      <text:p text:style-name="P34"><text:span text:style-name="T31">N</text:span><text:span text:style-name="T27">o projeto,</text:span><text:span text:style-name="T27"><draw:frame draw:style-name="fr1" draw:name="Object49" text:anchor-type="as-char" svg:y="-0.377cm" svg:width="0.506cm" svg:height="0.467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é um objeto </text:span><text:span text:style-name="T1">num_q</text:span><text:span text:style-name="T27">,</text:span><text:span text:style-name="T27"><draw:frame draw:style-name="fr1" draw:name="Object50" text:anchor-type="as-char" svg:y="-0.377cm" svg:width="0.547cm" svg:height="0.46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7">é um objeto </text:span><text:span text:style-name="T1">num_z</text:span><text:span text:style-name="T27"> e</text:span><text:span text:style-name="T27"><draw:frame draw:style-name="fr1" draw:name="Object51" text:anchor-type="as-char" svg:y="-0.388cm" svg:width="1.78cm" svg:height="0.52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7">é um</text:span><text:span text:style-name="T32"> </text:span><text:span text:style-name="T33">container que associa uma </text:span><text:span text:style-name="T38">string</text:span><text:span text:style-name="T33"> </text:span><text:span text:style-name="T34">que representa uma variável</text:span><text:span text:style-name="T33"> a um objeto </text:span><text:span text:style-name="T38">num_z</text:span><text:span text:style-name="T33"> </text:span><text:span text:style-name="T34">que representa o grau daquela variável</text:span><text:span text:style-name="T33">. </text:span><text:span text:style-name="T35">O nome da classe será </text:span><text:span text:style-name="T39">monomial</text:span><text:span text:style-name="T35">.</text:span></text:p>
      <text:p text:style-name="P29"/>
      <text:p text:style-name="P35"><text:span text:style-name="T38">3.</text:span><text:span text:style-name="T1">1.6 – Polinômios com coeficientes racionais</text:span></text:p>
      <text:p text:style-name="P35"><text:span text:style-name="T27"><text:tab/></text:span><text:span text:style-name="T35">Um polinômio é representado apenas como um conjunto de monômios, de forma </text:span><text:span text:style-name="T36">que cada termo do polinômio não é semelhante a nenhum outro termo do mesmo polinômio. </text:span><text:span text:style-name="T37">O nome da classe será </text:span><text:span text:style-name="T40">polynomial</text:span><text:span text:style-name="T37">.</text:span></text:p>
      <text:p text:style-name="P98">3.1.7 – Tupla de divisão de polinômios</text:p>
      <text:p text:style-name="P89"><text:tab/><text:span text:style-name="T71">Assim como os números inteiros, a divisão de um polinômio</text:span><text:span text:style-name="T71"><draw:frame draw:style-name="fr2" draw:name="Object65" text:anchor-type="as-char" svg:y="-0.377cm" svg:width="0.492cm" svg:height="0.467cm" draw:z-index="79"><draw:object xlink:href="./Object 80" xlink:type="simple" xlink:show="embed" xlink:actuate="onLoad"/><draw:image xlink:href="./ObjectReplacements/Object 80" xlink:type="simple" xlink:show="embed" xlink:actuate="onLoad"/></draw:frame></text:span><text:span text:style-name="T71">por um polinômio</text:span><text:span text:style-name="T71"><draw:frame draw:style-name="fr2" draw:name="Object66" text:anchor-type="as-char" svg:y="-0.377cm" svg:width="0.519cm" svg:height="0.467cm" draw:z-index="80"><draw:object xlink:href="./Object 81" xlink:type="simple" xlink:show="embed" xlink:actuate="onLoad"/><draw:image xlink:href="./ObjectReplacements/Object 81" xlink:type="simple" xlink:show="embed" xlink:actuate="onLoad"/></draw:frame></text:span><text:span text:style-name="T71">gera um quociente </text:span><text:span text:style-name="T71"><draw:frame draw:style-name="fr2" draw:name="Object67" text:anchor-type="as-char" svg:y="-0.377cm" svg:width="0.43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71">e resto </text:span><text:span text:style-name="T71"><draw:frame draw:style-name="fr2" draw:name="Object68" text:anchor-type="as-char" svg:y="-0.377cm" svg:width="0.392cm" svg:height="0.467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71">, de forma que </text:span><text:span text:style-name="T71"><draw:frame draw:style-name="fr2" draw:name="Object69" text:anchor-type="as-char" svg:y="-0.377cm" svg:width="2.154cm" svg:height="0.467cm" draw:z-index="83"><draw:object xlink:href="./Object 84" xlink:type="simple" xlink:show="embed" xlink:actuate="onLoad"/><draw:image xlink:href="./ObjectReplacements/Object 84" xlink:type="simple" xlink:show="embed" xlink:actuate="onLoad"/></draw:frame></text:span><text:span text:style-name="T71">. Para polinômios com coeficientes racionais de mais de uma variável, a equação não necessariamente tem solução única, e o método de divisão utilizado por padrão é o método de divisão por monômios, encontrado em [4].</text:span></text:p>
      <text:p text:style-name="P89"><text:span text:style-name="T71"/></text:p>
      <text:p text:style-name="P36">3.1.<text:span text:style-name="T109">8</text:span>– <text:span text:style-name="T85">Termos básicos</text:span></text:p>
      <text:p text:style-name="P36"><text:tab/><text:span text:style-name="T70">Termos básicos de uma expressão podem ser um polinômio ou uma função, dessa forma a classe para termos básicos possui apenas um ponteiro para função e um objeto do tipo polinômio. A classe tem o objetivo de ser invisível para o usuário. O nome da classe será </text:span><text:span text:style-name="T86">term</text:span><text:span text:style-name="T70">.</text:span></text:p>
      <text:p text:style-name="P30"/>
      <text:p text:style-name="P31">3.1.<text:span text:style-name="T109">9</text:span> – Funções</text:p>
      <text:p text:style-name="P31"><text:tab/><text:span text:style-name="T64">As funções são tratadas de forma absolutamente simbólica, é representada como uma dupla </text:span><text:span text:style-name="T64"><draw:frame draw:style-name="fr1" draw:name="Object12" text:anchor-type="as-char" svg:y="-0.402cm" svg:width="1.686cm" svg:height="0.519cm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64">, onde </text:span><text:span text:style-name="T64"><draw:frame draw:style-name="fr1" draw:name="Object52" text:anchor-type="as-char" svg:y="-0.377cm" svg:width="0.443cm" svg:height="0.467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64"><text:s/>é uma </text:span><text:span text:style-name="T87">string </text:span><text:span text:style-name="T99">que representa o símbolo da função, e </text:span><text:span text:style-name="T99"><draw:frame draw:style-name="fr1" draw:name="Object53" text:anchor-type="as-char" svg:y="-0.377cm" svg:width="1.035cm" svg:height="0.467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99"><text:s/>é a lista dos argumentos da função, que são expressões. </text:span><text:span text:style-name="T100">O nome da classe será </text:span><text:span text:style-name="T90">function</text:span><text:span text:style-name="T100">.</text:span></text:p>
      <text:p text:style-name="P32"/>
      <text:p text:style-name="P47"><text:span text:style-name="T90">3.</text:span><text:span text:style-name="T89">1.</text:span><text:span text:style-name="T94">10</text:span><text:span text:style-name="T89"> – Expressões aritméticas</text:span></text:p>
      <text:p text:style-name="P71"><text:span text:style-name="T89"><text:tab/>A classe que representa expressões é como um nó de uma árvore binária, uma </text:span><text:span text:style-name="T91">quint</text:span><text:span text:style-name="T89">upla da forma </text:span><text:span text:style-name="T89"><draw:frame draw:style-name="fr1" draw:name="Object54" text:anchor-type="as-char" svg:y="-0.466cm" svg:width="3.833cm" svg:height="0.586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89">, </text:span><text:span text:style-name="T92">onde </text:span><text:span text:style-name="T92"><draw:frame draw:style-name="fr1" draw:name="Object55" text:anchor-type="as-char" svg:y="-0.437cm" svg:width="0.61cm" svg:height="0.527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92">é um ponteiro para um termo básico, </text:span><text:span text:style-name="T92"><draw:frame draw:style-name="fr1" draw:name="Object56" text:anchor-type="as-char" svg:y="-0.437cm" svg:width="1.072cm" svg:height="0.527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92">é um ponteiro para a expressão que está do lado esquerdo do operador (se houver), </text:span><text:span text:style-name="T92"><draw:frame draw:style-name="fr1" draw:name="Object57" text:anchor-type="as-char" svg:y="-0.437cm" svg:width="1.094cm" svg:height="0.52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92">é um ponteiro para a expressão que está do lado direito do operador (se houver), </text:span><text:span text:style-name="T92"><draw:frame draw:style-name="fr1" draw:name="Object58" text:anchor-type="as-char" svg:y="-0.377cm" svg:width="0.439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93">é a operação representada na expressão e </text:span><text:span text:style-name="T93"><draw:frame draw:style-name="fr1" draw:name="Object59" text:anchor-type="as-char" svg:y="-0.377cm" svg:width="0.443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93">é o sinal da expressão. Esta é a principal classe simbólica do projeto, será chamada </text:span><text:span text:style-name="T101">Expr</text:span><text:span text:style-name="T93">.</text:span></text:p>
      <text:p text:style-name="P71"><text:span text:style-name="T93"/></text:p>
      <text:p text:style-name="P87"><text:span text:style-name="T93"/></text:p>
      <text:p text:style-name="P82"><text:span text:style-name="T93">3.</text:span><text:span text:style-name="T89">2 – Manipulação</text:span></text:p>
      <text:p text:style-name="P80"><text:span text:style-name="T56">3.2.1 – Métodos comuns</text:span></text:p>
      <text:p text:style-name="P77"><text:span text:style-name="T89"><text:tab/></text:span><text:span text:style-name="T52">Todas as classes possuem os operadores aritméticos básicos </text:span><text:span text:style-name="T53"><draw:frame draw:style-name="fr2" draw:name="Object62" text:anchor-type="as-char" svg:y="-0.386cm" svg:width="1.921cm" svg:height="0.508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53">, o método</text:span><text:span text:style-name="T53"><draw:frame draw:style-name="fr2" draw:name="Object63" text:anchor-type="as-char" svg:y="-0.377cm" svg:width="0.968cm" svg:height="0.467cm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53">, para exponenciação por </text:span><text:span text:style-name="T54">n</text:span><text:span text:style-name="T53">úmero inteiro </text:span><text:span text:style-name="T54">e o operador unário</text:span><text:span text:style-name="T54"><draw:frame draw:style-name="fr2" draw:name="Object64" text:anchor-type="as-char" svg:y="-0.386cm" svg:width="0.833cm" svg:height="0.50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54">para o inverso aditivo</text:span><text:span text:style-name="T53">. </text:span></text:p>
      <text:p text:style-name="P80"><text:span text:style-name="T53">T</text:span><text:span text:style-name="T52">odas as classes também possuem o método </text:span><text:span text:style-name="T61">is_null()</text:span><text:span text:style-name="T52"> e </text:span><text:span text:style-name="T61">is_zero()</text:span><text:span text:style-name="T52">, que indicam se a variável tem valor zero.</text:span></text:p>
      <text:p text:style-name="P78"><text:span text:style-name="T53">As classes de números inteiros, racionais, monômios e polinômios possuem métodos para encontrar o maior divisor comum e o mínimo múltiplo comum entre duas instâncias da classe.</text:span></text:p>
      <text:p text:style-name="P79"><text:span text:style-name="T53">A</text:span><text:span text:style-name="T52">s operações aritméticas para números inteiros são as encontradas em [1].</text:span></text:p>
      <text:p text:style-name="P81"><text:span text:style-name="T52">As operações de maior divisor comum de polinômios e divisão de polinômios são encontradas em [4].</text:span></text:p>
      <text:p text:style-name="P79"><text:span text:style-name="T52"/></text:p>
      <text:p text:style-name="P83"><text:span text:style-name="T52">3.2.2 – Métodos especializados</text:span></text:p>
      <text:p text:style-name="P83"><text:span text:style-name="T52">3.2.2.1 – Números inteiros </text:span><text:span text:style-name="T55">e racionais</text:span></text:p>
      <text:p text:style-name="P85"><text:span text:style-name="T57"><text:tab/></text:span><text:span text:style-name="T60">Ambas as classes possuem em comum métodos referentes à manipulação do sinal dos números e </text:span><text:span text:style-name="T58">os operadores de comparação (</text:span><text:span text:style-name="T62">==, !=, &lt;, &lt;=, &gt;, &gt;=</text:span><text:span text:style-name="T58">).</text:span></text:p>
      <text:p text:style-name="P85"><text:span text:style-name="T58"/></text:p>
      <text:p text:style-name="P86"><text:span text:style-name="T52">3.2.2.2 – Números inteiros</text:span></text:p>
      <text:p text:style-name="P84"><text:span text:style-name="T57"><text:tab/>A classe de números inteiros possu</text:span><text:span text:style-name="T58">i</text:span><text:span text:style-name="T57"> métodos referentes à paridade do número, </text:span><text:span text:style-name="T58">a</text:span><text:span text:style-name="T57">os dígitos mais e menos significativos, </text:span><text:span text:style-name="T58">à</text:span><text:span text:style-name="T57"> representação em base decimal, hexadecimal ou binária do número</text:span><text:span text:style-name="T58"> e métodos para comparar somente os valores absolutos dos números</text:span><text:span text:style-name="T57">.</text:span></text:p>
      <text:p text:style-name="P85"><text:span text:style-name="T57">Além disso possui um método para encontrar a raiz quadrada inteira do número </text:span></text:p>
      <text:p text:style-name="P85"><text:span text:style-name="T57">(</text:span><text:span text:style-name="T57"><draw:frame draw:style-name="fr2" draw:name="Object70" text:anchor-type="as-char" svg:y="-0.413cm" svg:width="0.972cm" svg:height="0.517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7">) </text:span><text:span text:style-name="T59">e o resto da divisão inteira de dois números</text:span><text:span text:style-name="T57">.</text:span></text:p>
      <text:p text:style-name="P85"><text:span text:style-name="T57"/></text:p>
      <text:p text:style-name="P74">3.2.2.<text:span text:style-name="T110">3</text:span> – Números racionais</text:p>
      <text:p text:style-name="P72"><text:tab/><text:span text:style-name="T110">A classe de números racionais possui métodos referentes ao numerador e ao denominador e métodos para o inverso multiplicativo do número.</text:span></text:p>
      <text:p text:style-name="P72"><text:soft-page-break/></text:p>
      <text:p text:style-name="P75">3.2.2.4 – Números em aritmética modular</text:p>
      <text:p text:style-name="P75"><text:tab/><text:span text:style-name="T64">A classe para números em aritmética modular possui métodos </text:span><text:span text:style-name="T72">referentes aos dígitos mais e menos significativos do número e referentes à base da aritmética. </text:span><text:span text:style-name="T73">Bem como métodos para avaliar a congruência e existência de inverso multiplicativo na aritmética.</text:span></text:p>
      <text:p text:style-name="P75"><text:span text:style-name="T73"/></text:p>
      <text:p text:style-name="P76">3.2.2.5 – Monômios e polinômios</text:p>
      <text:p text:style-name="P65"><text:span text:style-name="T64"><text:tab/>As classes de monômios e polinômios têm em comum métodos para: avaliar o objeto em algum valor, remover alguma variável do objeto, obter todas as variáveis ou a variável de maior grau, </text:span><text:span text:style-name="T73">obter o </text:span><text:span text:style-name="T74">maior </text:span><text:span text:style-name="T73">grau de uma determinada variável,</text:span><text:span text:style-name="T64"> </text:span><text:span text:style-name="T73">obter a primeira derivada parcial em relação a uma variável, obter o conteúdo [4] do objeto, <text:s/>métodos</text:span><text:span text:style-name="T64"> relacionados ao sinal,</text:span><text:span text:style-name="T73"> métodos que dizem se o objeto é um número ou uma variável e métodos que dizem se o objeto é univariado ou multivariado.</text:span></text:p>
      <text:p text:style-name="P69"><text:span text:style-name="T73">T</text:span><text:span text:style-name="T64">ambém possuem os operadores de comparação de igualdade e desigualdade.</text:span></text:p>
      <text:p text:style-name="P70"><text:span text:style-name="T64"/></text:p>
      <text:p text:style-name="P66">3.2.2.6 – Monômios</text:p>
      <text:p text:style-name="P68"><text:tab/>A classe de monômios possui métodos referentes à similaridade de monômios, referentes ao coeficiente do monômio e <text:span text:style-name="T111">expoente de uma determinada variável</text:span>.</text:p>
      <text:p text:style-name="P68"/>
      <text:p text:style-name="P67">3.2.2.7 – Polinômios</text:p>
      <text:p text:style-name="P67"><text:tab/><text:span text:style-name="T75">A classe de polinômios </text:span><text:span text:style-name="T76">possuem métodos para se obter o coeficiente líder a partir de uma variável, obter o monômio líder a partir de uma variável, obter o polinômio mônico de maior grau que divide o objeto, obter o número de termos no polinômio e obter a parte primitiva do objeto [4].</text:span></text:p>
      <text:p text:style-name="P73"/>
      <text:p text:style-name="P99"><text:span text:style-name="T103">4 </text:span><text:span text:style-name="T102">– C</text:span><text:span text:style-name="T103">on</text:span><text:span text:style-name="T104">siderações finais</text:span></text:p>
      <text:p text:style-name="P95"><text:span text:style-name="T104"><text:tab/></text:span></text:p>
      <text:p text:style-name="P91"><text:tab/><text:span text:style-name="T112">O objetivo desse projeto foi construir uma biblioteca para matemática simbólica em </text:span><text:span text:style-name="T95">C++</text:span><text:span text:style-name="T112"> que seguisse os padrões da </text:span><text:span text:style-name="T88">GNU Build System</text:span><text:span text:style-name="T95">, </text:span><text:span text:style-name="T96">bem como explorar diferentes tipos de representação de objetos matemáticos em C++.</text:span></text:p>
      <text:p text:style-name="P92"><text:span text:style-name="T89">A decisão de projeto tomada inicialmente foi de construir o projeto de baixo para cima, começando com uma classe para números inteiros, seguido de classes para números racionais e aritmética modular, então monômios e polinômios e, finalmente, expressões aritméticas.</text:span></text:p>
      <text:p text:style-name="P93"><text:span text:style-name="T89">O projeto poderia ser iniciado em qualquer etapa utilizando outras bibliotecas já existentes para as partes anteriores. </text:span><text:span text:style-name="T97">Entretanto começar “do começo” é interessante porque o código gerado, menor e mais legível do que em uma biblioteca comercial, pode ser facilmente refatorado para aplicações didáticas. Além de fornecer uma espécie de aquecimento para as etapas posteriores, foi notável que a experiência obtida com etapas anteriores facilitou cada etapa posterior até o estado atual do projeto.</text:span></text:p>
      <text:p text:style-name="P94"><text:span text:style-name="T97">O </text:span><text:span text:style-name="T89">projeto </text:span><text:span text:style-name="T98">ainda tem muito</text:span><text:span text:style-name="T89"> </text:span><text:span text:style-name="T98">para crescer e evoluir, inicialmente algumas coisas interessantes de se adicionar seriam:</text:span></text:p>
      <text:list xml:id="list2316012340" text:style-name="L1">
        <text:list-item>
          <text:p text:style-name="P90"><text:span text:style-name="T108">Mais métodos para manipular expressões e métodos mais inteligentes para simplificá-las</text:span></text:p>
        </text:list-item>
        <text:list-item>
          <text:p text:style-name="P90"><text:span text:style-name="T108">Implementação de uma classe para números de ponto flutuante</text:span></text:p>
        </text:list-item>
        <text:list-item>
          <text:p text:style-name="P90"><text:span text:style-name="T108">Algumas generalizações para a classe de polinômios, como a forma de ordenação dos monômios e os diferentes métodos de divisão</text:span></text:p>
        </text:list-item>
        <text:list-item>
          <text:p text:style-name="P96"><text:span text:style-name="T107">Classes para vetores e matrizes</text:span></text:p>
        </text:list-item>
        <text:list-item>
          <text:p text:style-name="P96"><text:span text:style-name="T107">Habilidade de se definir e avaliar regras para as funções</text:span></text:p>
        </text:list-item>
      </text:list>
      <text:p text:style-name="P97"><text:span text:style-name="T107">No estado atual, o projeto pode ser útil para aplicações didáticas, pois o código gerado é simples o suficiente para ser manipulado por alunos de graduação e ainda há vários aspectos em que pode ser melhorado (tanto em legibilidade quanto em performance).</text:span></text:p>
      <text:p text:style-name="P55">Referências</text:p>
      <text:p text:style-name="P58"/>
      <text:p text:style-name="P59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60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. Acesso em: </text:span><text:span text:style-name="T18">17</text:span><text:span text:style-name="T8"> de </text:span><text:span text:style-name="T18">setembro</text:span><text:span text:style-name="T8"> de 201</text:span><text:span text:style-name="T18">8.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49</meta:editing-cycles>
    <meta:creation-date>2018-07-13T17:25:00</meta:creation-date>
    <dc:date>2018-12-04T16:48:47.986508249</dc:date>
    <meta:editing-duration>P8DT55M35S</meta:editing-duration>
    <meta:generator>LibreOffice/6.0.6.2$Linux_X86_64 LibreOffice_project/00m0$Build-2</meta:generator>
    <meta:document-statistic meta:table-count="0" meta:image-count="0" meta:object-count="85" meta:page-count="12" meta:paragraph-count="134" meta:word-count="2388" meta:character-count="15247" meta:non-whitespace-character-count="129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8/content.xml><?xml version="1.0" encoding="utf-8"?>
<math xmlns="http://www.w3.org/1998/Math/MathML" display="block">
  <semantics>
    <mrow>
      <mo fence="true" stretchy="true">(</mo>
      <mrow>
        <mrow>
          <mi>S</mi>
          <mi>,</mi>
          <mi mathvariant="italic">Args</mi>
        </mrow>
      </mrow>
      <mo fence="true" stretchy="true">)</mo>
    </mrow>
    <annotation encoding="StarMath 5.0">left( S, Args right)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sup>
      <mn>2</mn>
      <mn>64</mn>
    </msup>
    <annotation encoding="StarMath 5.0"> 2^64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 mathvariant="italic">Args</mi>
    <annotation encoding="StarMath 5.0">Args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69/content.xml><?xml version="1.0" encoding="utf-8"?>
<math xmlns="http://www.w3.org/1998/Math/MathML" display="block">
  <semantics>
    <mrow>
      <mo fence="true" stretchy="true">(</mo>
      <mrow>
        <mrow>
          <msup>
            <mi>T</mi>
            <mtext>*</mtext>
          </msup>
          <mi>,</mi>
          <msup>
            <mi mathvariant="italic">LSE</mi>
            <mtext>*</mtext>
          </msup>
          <mi>,</mi>
          <msup>
            <mi mathvariant="italic">RSE</mi>
            <mtext>*</mtext>
          </msup>
          <mrow>
            <mi>,</mi>
            <mo stretchy="false">+</mo>
            <mi>,</mi>
          </mrow>
          <mi>S</mi>
        </mrow>
      </mrow>
      <mo fence="true" stretchy="true">)</mo>
    </mrow>
    <annotation encoding="StarMath 5.0">left(  T^"*", LSE^"*", RSE^"*", +, S  right)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70/content.xml><?xml version="1.0" encoding="utf-8"?>
<math xmlns="http://www.w3.org/1998/Math/MathML" display="block">
  <semantics>
    <msup>
      <mi>T</mi>
      <mtext>*</mtext>
    </msup>
    <annotation encoding="StarMath 5.0">T^"*"</annotation>
  </semantics>
</math>
</file>

<file path=Object 71/content.xml><?xml version="1.0" encoding="utf-8"?>
<math xmlns="http://www.w3.org/1998/Math/MathML" display="block">
  <semantics>
    <msup>
      <mi mathvariant="italic">LSE</mi>
      <mtext>*</mtext>
    </msup>
    <annotation encoding="StarMath 5.0">LSE^"*"</annotation>
  </semantics>
</math>
</file>

<file path=Object 72/content.xml><?xml version="1.0" encoding="utf-8"?>
<math xmlns="http://www.w3.org/1998/Math/MathML" display="block">
  <semantics>
    <msup>
      <mi mathvariant="italic">RSE</mi>
      <mtext>*</mtext>
    </msup>
    <annotation encoding="StarMath 5.0">RSE^"*"</annotation>
  </semantics>
</math>
</file>

<file path=Object 73/content.xml><?xml version="1.0" encoding="utf-8"?>
<math xmlns="http://www.w3.org/1998/Math/MathML" display="block">
  <semantics>
    <mtext>+</mtext>
    <annotation encoding="StarMath 5.0">"+"</annotation>
  </semantics>
</math>
</file>

<file path=Object 74/content.xml><?xml version="1.0" encoding="utf-8"?>
<math xmlns="http://www.w3.org/1998/Math/MathML" display="block">
  <semantics>
    <mi>S</mi>
    <annotation encoding="StarMath 5.0">S</annotation>
  </semantics>
</math>
</file>

<file path=Object 75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</mrow>
    <annotation encoding="StarMath 5.0">(10^9)^2 = 10^18</annotation>
  </semantics>
</math>
</file>

<file path=Object 76/content.xml><?xml version="1.0" encoding="utf-8"?>
<math xmlns="http://www.w3.org/1998/Math/MathML" display="block">
  <semantics>
    <mrow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10^20 = ( 10^10 )^2</annotation>
  </semantics>
</math>
</file>

<file path=Object 77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78/content.xml><?xml version="1.0" encoding="utf-8"?>
<math xmlns="http://www.w3.org/1998/Math/MathML" display="block">
  <semantics>
    <mi mathvariant="italic">pow</mi>
    <annotation encoding="StarMath 5.0">pow</annotation>
  </semantics>
</math>
</file>

<file path=Object 79/content.xml><?xml version="1.0" encoding="utf-8"?>
<math xmlns="http://www.w3.org/1998/Math/MathML" display="block">
  <semantics>
    <mrow>
      <mo stretchy="false">(</mo>
      <mo stretchy="false">−</mo>
      <mo stretchy="false">)</mo>
    </mrow>
    <annotation encoding="StarMath 5.0">\(-\)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80/content.xml><?xml version="1.0" encoding="utf-8"?>
<math xmlns="http://www.w3.org/1998/Math/MathML" display="block">
  <semantics>
    <mi>P</mi>
    <annotation encoding="StarMath 5.0">P</annotation>
  </semantics>
</math>
</file>

<file path=Object 81/content.xml><?xml version="1.0" encoding="utf-8"?>
<math xmlns="http://www.w3.org/1998/Math/MathML" display="block">
  <semantics>
    <mi>G</mi>
    <annotation encoding="StarMath 5.0">G</annotation>
  </semantics>
</math>
</file>

<file path=Object 82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i>r</mi>
    <annotation encoding="StarMath 5.0">r</annotation>
  </semantics>
</math>
</file>

<file path=Object 84/content.xml><?xml version="1.0" encoding="utf-8"?>
<math xmlns="http://www.w3.org/1998/Math/MathML" display="block">
  <semantics>
    <mrow>
      <mi>P</mi>
      <mo stretchy="false">=</mo>
      <mrow>
        <mrow>
          <mi>G</mi>
          <mo stretchy="false">∗</mo>
          <mi>q</mi>
        </mrow>
        <mo stretchy="false">+</mo>
        <mi>r</mi>
      </mrow>
    </mrow>
    <annotation encoding="StarMath 5.0">P = G*q + r</annotation>
  </semantics>
</math>
</file>

<file path=Object 85/content.xml><?xml version="1.0" encoding="utf-8"?>
<math xmlns="http://www.w3.org/1998/Math/MathML" display="block">
  <semantics>
    <mrow>
      <mo fence="true" stretchy="false">⌊</mo>
      <mrow>
        <msqrt>
          <mi>n</mi>
        </msqrt>
      </mrow>
      <mo fence="true" stretchy="false">⌋</mo>
    </mrow>
    <annotation encoding="StarMath 5.0">lfloor sqrt{n}  rfloor 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